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64" calcext:value-type="float">
            <text:p>10064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75</text:p>
          </table:table-cell>
          <table:table-cell office:value-type="float" office:value="0.00690051" calcext:value-type="float">
            <text:p>0,006901</text:p>
          </table:table-cell>
          <table:table-cell/>
          <table:table-cell office:value-type="float" office:value="396.56" calcext:value-type="float">
            <text:p>396,56</text:p>
          </table:table-cell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3-04T17:37:20.256591530</dc:date>
    <meta:editing-duration>P6DT3H14M14S</meta:editing-duration>
    <meta:editing-cycles>37</meta:editing-cycles>
    <meta:generator>LibreOffice/4.2.8.2$Linux_X86_64 LibreOffice_project/420m0$Build-2</meta:generator>
    <meta:document-statistic meta:table-count="1" meta:cell-count="347" meta:object-count="0"/>
  </office:meta>
</office:document-meta>
</file>